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family="'Arial Black'" style:font-family-generic="swiss" style:font-pitch="variable" fo:font-size="57pt" style:font-size-asian="57pt" style:font-size-complex="57pt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7pt" fo:font-weight="bold" style:font-size-asian="57pt" style:font-size-complex="57pt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P4" style:family="paragraph">
      <style:paragraph-properties fo:margin-left="0cm" fo:margin-right="0cm" fo:text-indent="0cm"/>
      <style:text-properties fo:font-family="'Arial Black'" style:font-family-generic="swiss" style:font-pitch="variable"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54pt" fo:font-weight="bold" style:font-size-asian="54pt" style:font-size-complex="54pt"/>
    </style:style>
    <style:style style:name="T1" style:family="text">
      <style:text-properties fo:color="#ffffff" fo:font-family="'Arial Black'" style:font-family-generic="swiss" style:font-pitch="variable" fo:font-size="57pt" fo:font-weight="bold" style:font-size-asian="57pt" style:font-size-complex="57pt"/>
    </style:style>
    <style:style style:name="T2" style:family="text">
      <style:text-properties fo:color="#ffffff" fo:font-family="'Arial Black'" style:font-family-generic="swiss" style:font-pitch="variable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szystkie</text:span><text:span text:style-name="T1"><text:line-break/></text:span><text:span text:style-name="T1">moje źródła</text:span><text:span text:style-name="T1"><text:line-break/></text:span><text:span text:style-name="T1">w Tobie są /x3</text:span><text:span text:style-name="T1"><text:line-break/></text:span><text:span text:style-name="T1">Jeruza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473cm" svg:x="-0.001cm" svg:y="-0.237cm" presentation:class="title" presentation:user-transformed="true">
          <draw:text-box>
            <text:p text:style-name="P4"><text:span text:style-name="T2">1. Budowla Twoja</text:span><text:span text:style-name="T2"><text:line-break/></text:span><text:span text:style-name="T2">na górach wznosi się</text:span><text:span text:style-name="T2"><text:line-break/></text:span><text:span text:style-name="T2">Wspaniałe rzeczy</text:span><text:span text:style-name="T2"><text:line-break/></text:span><text:span text:style-name="T2">o Tobie głoszą dziś</text:span><text:span text:style-name="T2"><text:line-break/></text:span><text:span text:style-name="T2">Na wzgórzach Twoich</text:span><text:span text:style-name="T2"><text:line-break/></text:span><text:span text:style-name="T2">narodziłem się</text:span><text:span text:style-name="T2"><text:line-break/></text:span><text:span text:style-name="T2">Pan cię miłuje,</text:span><text:span text:style-name="T2"><text:line-break/></text:span><text:span text:style-name="T2">życie oddał c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szystkie</text:span><text:span text:style-name="T1"><text:line-break/></text:span><text:span text:style-name="T1">moje źródła</text:span><text:span text:style-name="T1"><text:line-break/></text:span><text:span text:style-name="T1">w Tobie są /x3</text:span><text:span text:style-name="T1"><text:line-break/></text:span><text:span text:style-name="T1">Jeruzale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.473cm" svg:x="-0.001cm" svg:y="-0.237cm" presentation:class="title" presentation:user-transformed="true">
          <draw:text-box>
            <text:p text:style-name="P4"><text:span text:style-name="T2">2. Tańcząc śpiewajmy</text:span><text:span text:style-name="T2"><text:line-break/></text:span><text:span text:style-name="T2">naszemu Panu dziś</text:span><text:span text:style-name="T2"><text:line-break/></text:span><text:span text:style-name="T2">Źródło otworzył</text:span><text:span text:style-name="T2"><text:line-break/></text:span><text:span text:style-name="T2">w zranionym Sercu Swym</text:span><text:span text:style-name="T2"><text:line-break/></text:span><text:span text:style-name="T2">Biegnijmy, biegnijmy,</text:span><text:span text:style-name="T2"><text:line-break/></text:span><text:span text:style-name="T2">by dać pochwycić się</text:span><text:span text:style-name="T2"><text:line-break/></text:span><text:span text:style-name="T2">Alleluja, Alleluja,</text:span><text:span text:style-name="T2"><text:line-break/></text:span><text:span text:style-name="T2">Barankowi cześć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Wszystkie</text:span><text:span text:style-name="T1"><text:line-break/></text:span><text:span text:style-name="T1">moje źródła</text:span><text:span text:style-name="T1"><text:line-break/></text:span><text:span text:style-name="T1">w Tobie są /x3</text:span><text:span text:style-name="T1"><text:line-break/></text:span><text:span text:style-name="T1">Jeruzale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06-06-13T23:38:04</meta:creation-date>
    <dc:date>2013-05-28T18:07:15.39</dc:date>
    <dc:language>pl-PL</dc:language>
    <meta:editing-cycles>6</meta:editing-cycles>
    <meta:editing-duration>PT5M40S</meta:editing-duration>
    <meta:document-statistic meta:object-count="36"/>
    <meta:user-defined meta:name="Info 1"/>
    <meta:user-defined meta:name="Info 2"/>
    <meta:user-defined meta:name="Info 3"/>
    <meta:user-defined meta:name="Info 4"/>
  </office:meta>
</office:document-meta>
</file>